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634in" fo:margin-right="0.5634in" fo:margin-top="0.2598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6264in" fo:margin-right="0.6264in" fo:margin-top="0.6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.0028in" fo:margin-top="0.4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002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.0028in" fo:margin-top="0.38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.0028in" fo:margin-top="0.5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.0028in" fo:margin-top="0.39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5.5362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25in" fo:margin-right="1.8929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25in" fo:margin-right="1.5193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25in" fo:margin-right="3.0528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.0063in" fo:margin-top="0.6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.0063in" fo:margin-top="0.38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4.1835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5in" fo:margin-right="3.49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5in" fo:margin-right="2.2827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5in" fo:margin-right="-0.0028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5in" fo:margin-right="-0.0028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5in" fo:margin-right="3.9728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.39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5in" fo:margin-right="2.6799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4.3398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5in" fo:margin-right="3.3362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1.57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5in" fo:margin-right="4.10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5in" fo:margin-right="2.9835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5in" fo:margin-right="0.1299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5.169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5in" fo:margin-right="3.84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5in" fo:margin-right="4.6898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5in" fo:margin-right="2.7465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4.5429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5in" fo:margin-right="3.54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5in" fo:margin-right="2.6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5in" fo:margin-right="1.8693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5.706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5in" fo:margin-right="4.56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5in" fo:margin-right="3.5362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5in" fo:margin-right="4.0728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.8764in" fo:margin-top="0.38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5in" fo:margin-right="2.95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.5in" fo:margin-right="0.8165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5in" fo:margin-right="3.5728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1.319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5in" fo:margin-right="2.1063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5in" fo:margin-right="5.0634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.5in" fo:margin-right="1.9465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0in" fo:margin-right="2.6161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.5in" fo:margin-right="3.283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.5in" fo:margin-right="1.7063in" fo:margin-top="0.10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0.5in" fo:margin-right="2.6161in" fo:margin-top="0.1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onhecimento de premissas e conclusão </text:span></text:p>
      <text:p text:style-name="P2"><text:span text:style-name="T2">Nome</text:span><text:span text:style-name="T3">: Raquel Baence Fonseca </text:span><text:span text:style-name="T2">Turma: </text:span><text:span text:style-name="T3">Informática 1 </text:span></text:p>
      <text:p text:style-name="P3"><text:span text:style-name="T4">(1) Esteja certo da qualidade do nosso trabalho. Passamos os últimos três meses trabalhando sem </text:span></text:p>
      <text:p text:style-name="P8"><text:span text:style-name="T4">descanso nele. </text:span></text:p>
      <text:p text:style-name="P9"><text:span text:style-name="T4">1</text:span><text:span text:style-name="T5">o: a qualidade de nosso trabalho depende do esforço que dedicamos </text:span><text:span text:style-name="T6">a </text:span><text:span text:style-name="T5">ele. </text:span></text:p>
      <text:p text:style-name="P10"><text:span text:style-name="T5">2o: passamos os últimos três meses trabalhando sem descanso em nosso trabalho. </text:span></text:p>
      <text:p text:style-name="P11"><text:span text:style-name="T5">conclusão</text:span><text:span text:style-name="T4">: </text:span><text:span text:style-name="T5">nosso trabalho deve ter uma boa qualidade. </text:span></text:p>
      <text:p text:style-name="P12"><text:span text:style-name="T4">(2) É um absurdo que o presidente seja a favor de aumentar a idade da aposentadoria, já que ele </text:span></text:p>
      <text:p text:style-name="P14"><text:span text:style-name="T4">próprio se aposentou com 33 anos. </text:span></text:p>
      <text:p text:style-name="P15"><text:span text:style-name="T5">1o: o presidente se aposentou com 33 anos. </text:span></text:p>
      <text:p text:style-name="P16"><text:span text:style-name="T5">2o: o presidente é a favor de aumentar a idade da aposentadoria. </text:span></text:p>
      <text:p text:style-name="P17"><text:span text:style-name="T5">conclusão: é um absurdo que o presidente seja a favor de aumentar a idade da aposentaria, já que ele </text:span></text:p>
      <text:p text:style-name="P19"><text:span text:style-name="T5">próprio se aposentou com 33 anos. </text:span></text:p>
      <text:p text:style-name="P20"><text:span text:style-name="T4">(3) É ridículo que reclamem da contenção de gastos, o economista John Kenneth Galbraith em </text:span></text:p>
      <text:p text:style-name="P21"><text:span text:style-name="T4">pessoa defende que uma apertada política econômica é a melhor cura para a recessão. </text:span></text:p>
      <text:p text:style-name="P22"><text:span text:style-name="T5">1o: John Kenneth Galbraith é um economista importante. </text:span></text:p>
      <text:p text:style-name="P18"><text:span text:style-name="T5">2o: o economista John Kenneth Galbraith em pessoa defende que uma apertada política econômica é a </text:span></text:p>
      <text:p text:style-name="P23"><text:span text:style-name="T5">melhor cura para a recessão. </text:span></text:p>
      <text:p text:style-name="P18"><text:span text:style-name="T5">conclusão: é ridículo que reclamem da contenção de gastos, pois o economista John Kenneth defende </text:span></text:p>
      <text:p text:style-name="P24"><text:span text:style-name="T5">que é algo necessário para a cura da recessão. </text:span></text:p>
      <text:p text:style-name="P4"><text:span text:style-name="T4">(4) Se não reformar a previdência, vai ter a inflação, o que será muito ruim para o Brasil. </text:span></text:p>
      <text:p text:style-name="P25"><text:span text:style-name="T4">Portanto, a reforma da previdência proposta pelo governo tem que passar! </text:span></text:p>
      <text:p text:style-name="P26"><text:span text:style-name="T5">1o: inflação é ruim para o Brasil. </text:span></text:p>
      <text:p text:style-name="P27"><text:span text:style-name="T5">2o: se não reformar a previdência, vai ter a inflação. </text:span></text:p>
      <text:p text:style-name="P28"><text:span text:style-name="T5">conclusão: para não haver inflação, a reforma da previdência proposta pelo governo, tem que passar. </text:span></text:p>
      <text:p text:style-name="P13"><text:soft-page-break/><text:span text:style-name="T4">(5) Se Sócrates tivesse nascido em Estagira, seria grego; Sócrates era grego; logo, Sócrates </text:span></text:p>
      <text:p text:style-name="P29"><text:span text:style-name="T4">nasceu em Estagira. </text:span></text:p>
      <text:p text:style-name="P30"><text:span text:style-name="T5">1o: quem nasce em Estagira, é grego. </text:span></text:p>
      <text:p text:style-name="P31"><text:span text:style-name="T5">2o: Sócrates era grego. </text:span></text:p>
      <text:p text:style-name="P32"><text:span text:style-name="T5">conclusão: Sócrates nasceu em Estagira, pois era grego. </text:span></text:p>
      <text:p text:style-name="P13"><text:span text:style-name="T4">(6) Já que a teoria da evolução diz que o homem veio do macaco, por que não vemos os macacos </text:span></text:p>
      <text:p text:style-name="P33"><text:span text:style-name="T4">evoluindo para homens hoje? </text:span></text:p>
      <text:p text:style-name="P34"><text:span text:style-name="T5">1o: animais que evoluíram, não são vistos. </text:span></text:p>
      <text:p text:style-name="P35"><text:span text:style-name="T5">2o: a teoria da evolução diz que o homem veio do macaco. </text:span></text:p>
      <text:p text:style-name="P36"><text:span text:style-name="T5">conclusão: os homens não evoluíram do macaco, pois podemos vê-los. </text:span></text:p>
      <text:p text:style-name="P5"><text:span text:style-name="T4">(7) Você percebe que o ateísmo é pernicioso quando observa o quanto ele torna as pessoas </text:span></text:p>
      <text:p text:style-name="P37"><text:span text:style-name="T4">perniciosas. </text:span></text:p>
      <text:p text:style-name="P38"><text:span text:style-name="T5">1o: ateísmo é pernicioso. </text:span></text:p>
      <text:p text:style-name="P39"><text:span text:style-name="T5">2o: o ateísmo torna as pessoas perniciosas. </text:span></text:p>
      <text:p text:style-name="P40"><text:span text:style-name="T5">conclusão: ateus são perniciosos</text:span><text:span text:style-name="T7">. </text:span></text:p>
      <text:p text:style-name="P41"><text:span text:style-name="T4">(8) O corona vírus não mata tanto. Os números estão sendo manipulados pela mídia. </text:span></text:p>
      <text:p text:style-name="P42"><text:span text:style-name="T5">1o: os números estão sendo manipulados pela mídia. </text:span></text:p>
      <text:p text:style-name="P43"><text:span text:style-name="T5">2o: os números de mortes apresentados pela mídia sobre o corona vírus são manipulados. </text:span></text:p>
      <text:p text:style-name="P44"><text:span text:style-name="T5">conclusão: o corona vírus não mata tanto. </text:span></text:p>
      <text:p text:style-name="P6"><text:span text:style-name="T4">(9) Se Deus fosse bom, onipotente e onisciente, o mal não existiria. Supondo que você não seja </text:span></text:p>
      <text:p text:style-name="P45"><text:span text:style-name="T4">cego, é evidente que o mal existe, Logo, está claro que é Deus que não existe. </text:span></text:p>
      <text:p text:style-name="P46"><text:span text:style-name="T5">1o: se Deus fosse bom, onipotente e onisciente, o mal não existiria. </text:span></text:p>
      <text:p text:style-name="P47"><text:span text:style-name="T5">2o: o mal existe. </text:span></text:p>
      <text:p text:style-name="P48"><text:span text:style-name="T5">conclusão: já que o mal existe, e Deus é bom, esse criador não existe. </text:span></text:p>
      <text:p text:style-name="P7"><text:span text:style-name="T4">(10) Os egípcios acreditavam em vida após a morte. Prova disso é a presença constante desse </text:span></text:p>
      <text:p text:style-name="P49"><text:span text:style-name="T4">tema nos escritos egípcios encontrados pelos arqueólogos. </text:span></text:p>
      <text:p text:style-name="P50"><text:soft-page-break/><text:span text:style-name="T5">1o: arqueólogos encontraram escritos egípcios. </text:span></text:p>
      <text:p text:style-name="P51"><text:span text:style-name="T5">2o: há presença constante do tema vida após a morte em escritos egípcios. </text:span></text:p>
      <text:p text:style-name="P52"><text:span text:style-name="T5">conclusão: os egípcios acreditavam em vida após a mor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552" meta:character-count="3283" meta:non-whitespace-character-count="2731"/>
    <meta:generator>LibreOfficeDev/6.0.5.2$Linux_X86_64 LibreOffice_project/</meta:generator>
  </office:meta>
</office:document-meta>
</file>